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0.01pt"/>
    </style:style>
    <style:style style:name="co2" style:family="table-column">
      <style:table-column-properties fo:break-before="auto" style:column-width="54.85pt"/>
    </style:style>
    <style:style style:name="co3" style:family="table-column">
      <style:table-column-properties fo:break-before="auto" style:column-width="53.26pt"/>
    </style:style>
    <style:style style:name="co4" style:family="table-column">
      <style:table-column-properties fo:break-before="auto" style:column-width="50.91pt"/>
    </style:style>
    <style:style style:name="co5" style:family="table-column">
      <style:table-column-properties fo:break-before="auto" style:column-width="51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/>
      <table:table table:name="results.Property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row table:style-name="ro1">
          <table:table-cell/>
          <table:table-cell table:style-name="Default" office:value-type="string" calcext:value-type="string">
            <text:p>ekaw-2016-complete.nt.Property.krimp.dat</text:p>
          </table:table-cell>
          <table:table-cell table:style-name="Default" office:value-type="string" calcext:value-type="string">
            <text:p>iswc-2013-complete.nt.Property.krimp.dat</text:p>
          </table:table-cell>
          <table:table-cell table:style-name="Default" office:value-type="string" calcext:value-type="string">
            <text:p>www-2012-complete.nt.Property.krimp.dat</text:p>
          </table:table-cell>
          <table:table-cell table:style-name="Default" office:value-type="string" calcext:value-type="string">
            <text:p>eswc-2012-complete.nt.Property.krimp.dat</text:p>
          </table:table-cell>
          <table:table-cell table:style-name="Default" office:value-type="string" calcext:value-type="string">
            <text:p>www-2011-complete.nt.Property.krimp.dat</text:p>
          </table:table-cell>
        </table:table-row>
        <table:table-row table:style-name="ro1">
          <table:table-cell office:value-type="string" calcext:value-type="string">
            <text:p>ekaw-2016-complete.nt.Property.krimp.dat</text:p>
          </table:table-cell>
          <table:table-cell office:value-type="float" office:value="1" calcext:value-type="float">
            <text:p>1</text:p>
          </table:table-cell>
          <table:table-cell office:value-type="float" office:value="0.18039336201598" calcext:value-type="float">
            <text:p>0.180393362</text:p>
          </table:table-cell>
          <table:table-cell office:value-type="float" office:value="0.116587045883791" calcext:value-type="float">
            <text:p>0.1165870459</text:p>
          </table:table-cell>
          <table:table-cell office:value-type="float" office:value="0.339736910653816" calcext:value-type="float">
            <text:p>0.3397369107</text:p>
          </table:table-cell>
          <table:table-cell office:value-type="float" office:value="0.250529634921417" calcext:value-type="float">
            <text:p>0.2505296349</text:p>
          </table:table-cell>
        </table:table-row>
        <table:table-row table:style-name="ro1">
          <table:table-cell office:value-type="string" calcext:value-type="string">
            <text:p>iswc-2013-complete.nt.Property.krimp.dat</text:p>
          </table:table-cell>
          <table:table-cell office:value-type="float" office:value="0.18039336201598" calcext:value-type="float">
            <text:p>0.180393362</text:p>
          </table:table-cell>
          <table:table-cell office:value-type="float" office:value="1" calcext:value-type="float">
            <text:p>1</text:p>
          </table:table-cell>
          <table:table-cell office:value-type="float" office:value="0.561657334826428" calcext:value-type="float">
            <text:p>0.5616573348</text:p>
          </table:table-cell>
          <table:table-cell office:value-type="float" office:value="0.52445662517605" calcext:value-type="float">
            <text:p>0.5244566252</text:p>
          </table:table-cell>
          <table:table-cell office:value-type="float" office:value="0.741855317827049" calcext:value-type="float">
            <text:p>0.7418553178</text:p>
          </table:table-cell>
        </table:table-row>
        <table:table-row table:style-name="ro1">
          <table:table-cell office:value-type="string" calcext:value-type="string">
            <text:p>www-2012-complete.nt.Property.krimp.dat</text:p>
          </table:table-cell>
          <table:table-cell office:value-type="float" office:value="0.116587045883791" calcext:value-type="float">
            <text:p>0.1165870459</text:p>
          </table:table-cell>
          <table:table-cell office:value-type="float" office:value="0.561657334826428" calcext:value-type="float">
            <text:p>0.5616573348</text:p>
          </table:table-cell>
          <table:table-cell office:value-type="float" office:value="1" calcext:value-type="float">
            <text:p>1</text:p>
          </table:table-cell>
          <table:table-cell office:value-type="float" office:value="0.334341262375129" calcext:value-type="float">
            <text:p>0.3343412624</text:p>
          </table:table-cell>
          <table:table-cell office:value-type="float" office:value="0.442701564110608" calcext:value-type="float">
            <text:p>0.4427015641</text:p>
          </table:table-cell>
        </table:table-row>
        <table:table-row table:style-name="ro1">
          <table:table-cell office:value-type="string" calcext:value-type="string">
            <text:p>eswc-2012-complete.nt.Property.krimp.dat</text:p>
          </table:table-cell>
          <table:table-cell office:value-type="float" office:value="0.339736910653816" calcext:value-type="float">
            <text:p>0.3397369107</text:p>
          </table:table-cell>
          <table:table-cell office:value-type="float" office:value="0.52445662517605" calcext:value-type="float">
            <text:p>0.5244566252</text:p>
          </table:table-cell>
          <table:table-cell office:value-type="float" office:value="0.334341262375129" calcext:value-type="float">
            <text:p>0.3343412624</text:p>
          </table:table-cell>
          <table:table-cell office:value-type="float" office:value="1" calcext:value-type="float">
            <text:p>1</text:p>
          </table:table-cell>
          <table:table-cell office:value-type="float" office:value="0.691838923556942" calcext:value-type="float">
            <text:p>0.6918389236</text:p>
          </table:table-cell>
        </table:table-row>
        <table:table-row table:style-name="ro1">
          <table:table-cell office:value-type="string" calcext:value-type="string">
            <text:p>www-2011-complete.nt.Property.krimp.dat</text:p>
          </table:table-cell>
          <table:table-cell office:value-type="float" office:value="0.250529634921417" calcext:value-type="float">
            <text:p>0.2505296349</text:p>
          </table:table-cell>
          <table:table-cell office:value-type="float" office:value="0.741855317827049" calcext:value-type="float">
            <text:p>0.7418553178</text:p>
          </table:table-cell>
          <table:table-cell office:value-type="float" office:value="0.442701564110608" calcext:value-type="float">
            <text:p>0.4427015641</text:p>
          </table:table-cell>
          <table:table-cell office:value-type="float" office:value="0.691838923556942" calcext:value-type="float">
            <text:p>0.6918389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ekaw-2016-complete.nt.PropertyAndType.krimp.dat</text:p>
          </table:table-cell>
          <table:table-cell table:style-name="Default" office:value-type="string" calcext:value-type="string">
            <text:p>iswc-2013-complete.nt.PropertyAndType.krimp.dat</text:p>
          </table:table-cell>
          <table:table-cell table:style-name="Default" office:value-type="string" calcext:value-type="string">
            <text:p>www-2012-complete.nt.PropertyAndType.krimp.dat</text:p>
          </table:table-cell>
          <table:table-cell table:style-name="Default" office:value-type="string" calcext:value-type="string">
            <text:p>eswc-2012-complete.nt.PropertyAndType.krimp.dat</text:p>
          </table:table-cell>
          <table:table-cell table:style-name="Default" office:value-type="string" calcext:value-type="string">
            <text:p>www-2011-complete.nt.PropertyAndType.krimp.dat</text:p>
          </table:table-cell>
        </table:table-row>
        <table:table-row table:style-name="ro1">
          <table:table-cell office:value-type="string" calcext:value-type="string">
            <text:p>ekaw-2016-complete.nt.PropertyAndType.krimp.dat</text:p>
          </table:table-cell>
          <table:table-cell office:value-type="float" office:value="1" calcext:value-type="float">
            <text:p>1</text:p>
          </table:table-cell>
          <table:table-cell office:value-type="float" office:value="0.173179351884116" calcext:value-type="float">
            <text:p>0.1731793519</text:p>
          </table:table-cell>
          <table:table-cell office:value-type="float" office:value="0.103746943053453" calcext:value-type="float">
            <text:p>0.1037469431</text:p>
          </table:table-cell>
          <table:table-cell office:value-type="float" office:value="0.3144305332929" calcext:value-type="float">
            <text:p>0.3144305333</text:p>
          </table:table-cell>
          <table:table-cell office:value-type="float" office:value="0.221422912375218" calcext:value-type="float">
            <text:p>0.2214229124</text:p>
          </table:table-cell>
        </table:table-row>
        <table:table-row table:style-name="ro1">
          <table:table-cell office:value-type="string" calcext:value-type="string">
            <text:p>iswc-2013-complete.nt.PropertyAndType.krimp.dat</text:p>
          </table:table-cell>
          <table:table-cell office:value-type="float" office:value="0.173179351884116" calcext:value-type="float">
            <text:p>0.1731793519</text:p>
          </table:table-cell>
          <table:table-cell office:value-type="float" office:value="1" calcext:value-type="float">
            <text:p>1</text:p>
          </table:table-cell>
          <table:table-cell office:value-type="float" office:value="0.578343518627336" calcext:value-type="float">
            <text:p>0.5783435186</text:p>
          </table:table-cell>
          <table:table-cell office:value-type="float" office:value="0.54430348196705" calcext:value-type="float">
            <text:p>0.544303482</text:p>
          </table:table-cell>
          <table:table-cell office:value-type="float" office:value="0.750630037178431" calcext:value-type="float">
            <text:p>0.7506300372</text:p>
          </table:table-cell>
        </table:table-row>
        <table:table-row table:style-name="ro1">
          <table:table-cell office:value-type="string" calcext:value-type="string">
            <text:p>www-2012-complete.nt.PropertyAndType.krimp.dat</text:p>
          </table:table-cell>
          <table:table-cell office:value-type="float" office:value="0.103746943053453" calcext:value-type="float">
            <text:p>0.1037469431</text:p>
          </table:table-cell>
          <table:table-cell office:value-type="float" office:value="0.578343518627336" calcext:value-type="float">
            <text:p>0.5783435186</text:p>
          </table:table-cell>
          <table:table-cell office:value-type="float" office:value="1" calcext:value-type="float">
            <text:p>1</text:p>
          </table:table-cell>
          <table:table-cell office:value-type="float" office:value="0.330603018025953" calcext:value-type="float">
            <text:p>0.330603018</text:p>
          </table:table-cell>
          <table:table-cell office:value-type="float" office:value="0.452265514809591" calcext:value-type="float">
            <text:p>0.4522655148</text:p>
          </table:table-cell>
        </table:table-row>
        <table:table-row table:style-name="ro1">
          <table:table-cell office:value-type="string" calcext:value-type="string">
            <text:p>eswc-2012-complete.nt.PropertyAndType.krimp.dat</text:p>
          </table:table-cell>
          <table:table-cell office:value-type="float" office:value="0.3144305332929" calcext:value-type="float">
            <text:p>0.3144305333</text:p>
          </table:table-cell>
          <table:table-cell office:value-type="float" office:value="0.54430348196705" calcext:value-type="float">
            <text:p>0.544303482</text:p>
          </table:table-cell>
          <table:table-cell office:value-type="float" office:value="0.330603018025953" calcext:value-type="float">
            <text:p>0.330603018</text:p>
          </table:table-cell>
          <table:table-cell office:value-type="float" office:value="1" calcext:value-type="float">
            <text:p>1</text:p>
          </table:table-cell>
          <table:table-cell office:value-type="float" office:value="0.66163283098767" calcext:value-type="float">
            <text:p>0.661632831</text:p>
          </table:table-cell>
        </table:table-row>
        <table:table-row table:style-name="ro1">
          <table:table-cell office:value-type="string" calcext:value-type="string">
            <text:p>www-2011-complete.nt.PropertyAndType.krimp.dat</text:p>
          </table:table-cell>
          <table:table-cell office:value-type="float" office:value="0.221422912375218" calcext:value-type="float">
            <text:p>0.2214229124</text:p>
          </table:table-cell>
          <table:table-cell office:value-type="float" office:value="0.750630037178431" calcext:value-type="float">
            <text:p>0.7506300372</text:p>
          </table:table-cell>
          <table:table-cell office:value-type="float" office:value="0.452265514809591" calcext:value-type="float">
            <text:p>0.4522655148</text:p>
          </table:table-cell>
          <table:table-cell office:value-type="float" office:value="0.66163283098767" calcext:value-type="float">
            <text:p>0.661632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ekaw-2016-complete.nt.PropertyAndOther.krimp.dat</text:p>
          </table:table-cell>
          <table:table-cell table:style-name="Default" office:value-type="string" calcext:value-type="string">
            <text:p>iswc-2013-complete.nt.PropertyAndOther.krimp.dat</text:p>
          </table:table-cell>
          <table:table-cell table:style-name="Default" office:value-type="string" calcext:value-type="string">
            <text:p>www-2012-complete.nt.PropertyAndOther.krimp.dat</text:p>
          </table:table-cell>
          <table:table-cell table:style-name="Default" office:value-type="string" calcext:value-type="string">
            <text:p>eswc-2012-complete.nt.PropertyAndOther.krimp.dat</text:p>
          </table:table-cell>
          <table:table-cell table:style-name="Default" office:value-type="string" calcext:value-type="string">
            <text:p>www-2011-complete.nt.PropertyAndOther.krimp.dat</text:p>
          </table:table-cell>
        </table:table-row>
        <table:table-row table:style-name="ro1">
          <table:table-cell office:value-type="string" calcext:value-type="string">
            <text:p>ekaw-2016-complete.nt.PropertyAndOther.krimp.dat</text:p>
          </table:table-cell>
          <table:table-cell office:value-type="float" office:value="1" calcext:value-type="float">
            <text:p>1</text:p>
          </table:table-cell>
          <table:table-cell office:value-type="float" office:value="0.160715514275886" calcext:value-type="float">
            <text:p>0.1607155143</text:p>
          </table:table-cell>
          <table:table-cell office:value-type="float" office:value="0.100390322223453" calcext:value-type="float">
            <text:p>0.1003903222</text:p>
          </table:table-cell>
          <table:table-cell office:value-type="float" office:value="0.317155474087652" calcext:value-type="float">
            <text:p>0.3171554741</text:p>
          </table:table-cell>
          <table:table-cell office:value-type="float" office:value="0.19599606756636" calcext:value-type="float">
            <text:p>0.1959960676</text:p>
          </table:table-cell>
        </table:table-row>
        <table:table-row table:style-name="ro1">
          <table:table-cell office:value-type="string" calcext:value-type="string">
            <text:p>iswc-2013-complete.nt.PropertyAndOther.krimp.dat</text:p>
          </table:table-cell>
          <table:table-cell office:value-type="float" office:value="0.160715514275886" calcext:value-type="float">
            <text:p>0.1607155143</text:p>
          </table:table-cell>
          <table:table-cell office:value-type="float" office:value="1" calcext:value-type="float">
            <text:p>1</text:p>
          </table:table-cell>
          <table:table-cell office:value-type="float" office:value="0.594066082265678" calcext:value-type="float">
            <text:p>0.5940660823</text:p>
          </table:table-cell>
          <table:table-cell office:value-type="float" office:value="0.548128216022282" calcext:value-type="float">
            <text:p>0.548128216</text:p>
          </table:table-cell>
          <table:table-cell office:value-type="float" office:value="0.725456873472238" calcext:value-type="float">
            <text:p>0.7254568735</text:p>
          </table:table-cell>
        </table:table-row>
        <table:table-row table:style-name="ro1">
          <table:table-cell office:value-type="string" calcext:value-type="string">
            <text:p>www-2012-complete.nt.PropertyAndOther.krimp.dat</text:p>
          </table:table-cell>
          <table:table-cell office:value-type="float" office:value="0.100390322223453" calcext:value-type="float">
            <text:p>0.1003903222</text:p>
          </table:table-cell>
          <table:table-cell office:value-type="float" office:value="0.594066082265678" calcext:value-type="float">
            <text:p>0.5940660823</text:p>
          </table:table-cell>
          <table:table-cell office:value-type="float" office:value="1" calcext:value-type="float">
            <text:p>1</text:p>
          </table:table-cell>
          <table:table-cell office:value-type="float" office:value="0.326202307757096" calcext:value-type="float">
            <text:p>0.3262023078</text:p>
          </table:table-cell>
          <table:table-cell office:value-type="float" office:value="0.447105928631638" calcext:value-type="float">
            <text:p>0.4471059286</text:p>
          </table:table-cell>
        </table:table-row>
        <table:table-row table:style-name="ro1">
          <table:table-cell office:value-type="string" calcext:value-type="string">
            <text:p>eswc-2012-complete.nt.PropertyAndOther.krimp.dat</text:p>
          </table:table-cell>
          <table:table-cell office:value-type="float" office:value="0.317155474087652" calcext:value-type="float">
            <text:p>0.3171554741</text:p>
          </table:table-cell>
          <table:table-cell office:value-type="float" office:value="0.548128216022282" calcext:value-type="float">
            <text:p>0.548128216</text:p>
          </table:table-cell>
          <table:table-cell office:value-type="float" office:value="0.326202307757096" calcext:value-type="float">
            <text:p>0.3262023078</text:p>
          </table:table-cell>
          <table:table-cell office:value-type="float" office:value="1" calcext:value-type="float">
            <text:p>1</text:p>
          </table:table-cell>
          <table:table-cell office:value-type="float" office:value="0.653894623139702" calcext:value-type="float">
            <text:p>0.6538946231</text:p>
          </table:table-cell>
        </table:table-row>
        <table:table-row table:style-name="ro1">
          <table:table-cell office:value-type="string" calcext:value-type="string">
            <text:p>www-2011-complete.nt.PropertyAndOther.krimp.dat</text:p>
          </table:table-cell>
          <table:table-cell office:value-type="float" office:value="0.19599606756636" calcext:value-type="float">
            <text:p>0.1959960676</text:p>
          </table:table-cell>
          <table:table-cell office:value-type="float" office:value="0.725456873472238" calcext:value-type="float">
            <text:p>0.7254568735</text:p>
          </table:table-cell>
          <table:table-cell office:value-type="float" office:value="0.447105928631638" calcext:value-type="float">
            <text:p>0.4471059286</text:p>
          </table:table-cell>
          <table:table-cell office:value-type="float" office:value="0.653894623139702" calcext:value-type="float">
            <text:p>0.6538946231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'results.Property'.B2:'results.Property'.F6 'results.Property'.B9:'results.Property'.F13 'results.Property'.B16:'results.Property'.F20">
            <calcext:color-scale>
              <calcext:color-scale-entry calcext:value="0" calcext:type="minimum" calcext:color="#ff33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5T17:00:55.203352427</dc:date>
    <meta:editing-duration>PT9M13S</meta:editing-duration>
    <meta:editing-cycles>1</meta:editing-cycles>
    <meta:document-statistic meta:table-count="1" meta:cell-count="105" meta:object-count="0"/>
    <meta:generator>LibreOffice/5.0.6.2$Linux_X86_64 LibreOffice_project/00$Build-2</meta:generator>
  </office:meta>
</office:document-meta>
</file>